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>
      <style:text-properties fo:color="#c9211e" loext:opacity="100%" style:font-name="Courier New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a933" loext:opacity="100%" style:font-name="Courier New" fo:font-size="10pt" style:font-size-asian="10pt" style:font-size-complex="10pt"/>
    </style:style>
    <style:style style:name="P4" style:family="paragraph" style:parent-style-name="Standard">
      <style:text-properties fo:color="#000000" loext:opacity="100%" style:font-name="Courier New" fo:font-size="10pt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r welcomeMsg = 'Movie App';</text:p>
      <text:p text:style-name="P1">document.querySelector('h1').innerText = welcomeMsg;</text:p>
      <text:p text:style-name="P1"/>
      <text:p text:style-name="P1">fetch('/movies').then(resp =&gt; resp.json()).then(movies =&gt; {</text:p>
      <text:p text:style-name="P1"><text:s text:c="8"/>document.querySelector('#movies').innerHTML = listMovies(movies);</text:p>
      <text:p text:style-name="P1"><text:s text:c="4"/>}</text:p>
      <text:p text:style-name="P1">);</text:p>
      <text:p text:style-name="P1"/>
      <text:p text:style-name="P1">function listMovies(json) {</text:p>
      <text:p text:style-name="P1"><text:s text:c="4"/>return `${json.map(listMovie).join('\n')}`;</text:p>
      <text:p text:style-name="P1">};</text:p>
      <text:p text:style-name="P1"/>
      <text:p text:style-name="P1">let listMovie = function(movie) {</text:p>
      <text:p text:style-name="P1"><text:s text:c="4"/>return '&lt;p&gt;' + movie.movieID + ": " + movie.title + '&lt;/p&gt;';</text:p>
      <text:p text:style-name="P1">};</text:p>
      <text:p text:style-name="P1"/>
      <text:p text:style-name="P1">function postMovie() {</text:p>
      <text:p text:style-name="P1"><text:s text:c="4"/>let movie = {</text:p>
      <text:p text:style-name="P1"><text:s text:c="8"/>"movieID": document.getElementById("movieID").value,</text:p>
      <text:p text:style-name="P1"><text:s text:c="8"/>"imdb_id": document.getElementById("imdb_id").value,</text:p>
      <text:p text:style-name="P1"><text:s text:c="8"/>"title": document.getElementById("title").value,</text:p>
      <text:p text:style-name="P1"><text:s text:c="8"/>"overview": document.getElementById("overview").value,</text:p>
      <text:p text:style-name="P1"><text:s text:c="8"/>"releaseDate": document.getElementById("releaseDate").value,</text:p>
      <text:p text:style-name="P1"><text:s text:c="8"/>"cost": document.getElementById("cost").value</text:p>
      <text:p text:style-name="P1"><text:s text:c="4"/>}</text:p>
      <text:p text:style-name="P1"/>
      <text:p text:style-name="P1"><text:s text:c="4"/>console.log(movie);</text:p>
      <text:p text:style-name="P1"><text:s text:c="4"/>console.log(movie.movieID);</text:p>
      <text:p text:style-name="P1"><text:s text:c="4"/>console.log(movie.imdb_id);</text:p>
      <text:p text:style-name="P1"><text:s text:c="4"/>console.log(movie.title);</text:p>
      <text:p text:style-name="P1"><text:s text:c="4"/>console.log(movie.overview);</text:p>
      <text:p text:style-name="P1"><text:s text:c="4"/>console.log(movie.releaseDate);</text:p>
      <text:p text:style-name="P1"><text:s text:c="4"/>console.log(movie.cost);</text:p>
      <text:p text:style-name="P1"><text:s text:c="4"/>fetch('/movies', {</text:p>
      <text:p text:style-name="P1"><text:s text:c="8"/>method: "POST",</text:p>
      <text:p text:style-name="P1"><text:s text:c="8"/>headers: {</text:p>
      <text:p text:style-name="P1"><text:s text:c="12"/>'Accept': 'application/json',</text:p>
      <text:p text:style-name="P1"><text:s text:c="12"/>'Content-Type': 'application/json'</text:p>
      <text:p text:style-name="P1"><text:s text:c="8"/>},</text:p>
      <text:p text:style-name="P1"><text:s text:c="8"/>body: JSON.stringify(movie)</text:p>
      <text:p text:style-name="P1"><text:s text:c="4"/>}).then((result) =&gt; {</text:p>
      <text:p text:style-name="P1"><text:s text:c="8"/>if (result.status != 200) {</text:p>
      <text:p text:style-name="P1"><text:s text:c="12"/>throw new Error("Bad Server Response");</text:p>
      <text:p text:style-name="P1"><text:s text:c="8"/>}</text:p>
      <text:p text:style-name="P1"><text:s text:c="8"/>console.log("text sent");</text:p>
      <text:p text:style-name="P2"><text:s text:c="8"/>fetch('/movies').then(resp =&gt; resp.json()).then(movies =&gt; {</text:p>
      <text:p text:style-name="P2"><text:s text:c="12"/>document.querySelector('#movies').innerHTML = listMovies(movies);</text:p>
      <text:p text:style-name="P2"><text:s text:c="8"/>})}</text:p>
      <text:p text:style-name="P4"><text:s text:c="4"/>).catch((error) =&gt; { console.log(error); })</text:p>
      <text:p text:style-name="P3">}</text:p>
      <text:p text:style-name="P1"/>
      <text:p text:style-name="P1">let button = document.querySelector('button');</text:p>
      <text:p text:style-name="P1">button.addEventListener('mouseenter', function() {</text:p>
      <text:p text:style-name="P1"><text:s text:c="4"/>button.textContent = "Go!";</text:p>
      <text:p text:style-name="P1">}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6T15:24:16.175000000</meta:creation-date>
    <dc:date>2022-03-16T15:52:23.128000000</dc:date>
    <meta:editing-duration>PT8M51S</meta:editing-duration>
    <meta:editing-cycles>2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49" meta:word-count="123" meta:character-count="1686" meta:non-whitespace-character-count="1372"/>
  </office:meta>
</office:document-meta>
</file>